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1.836cm"/>
    </style:style>
    <style:style style:name="gr3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3.452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0.846cm"/>
    </style:style>
    <style:style style:name="gr5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3.272cm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3.18cm"/>
    </style:style>
    <style:style style:name="gr7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4.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0.9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hatch" draw:fill-color="#ff3333" draw:fill-hatch-name="Black_20_45_20_Degrees_20_Wid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ariabel, Tipe Data,</text:span><text:span text:style-name="T1"><text:line-break/></text:span><text:span text:style-name="T1">dan Objek Vektor</text:span></text:p>
            <text:p/>
            <text:p>Hari 1</text:p>
            <text:p>Sesi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el pada bahasa pemrograman sedikit berbeda dengan istilah variabel pada statistika</text:p>
              </text:list-item>
              <text:list-item>
                <text:p>Variabel adalah sebuah kontainer yang memiliki nama untuk menyimpan nilai </text:p>
              </text:list-item>
              <text:list-item>
                <text:p>Memudahkan user untuk memanggil dan menggunakan dat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Variabel dialokasikan dengan menggunakan tanda panah ( &lt;- ) atau tanda sama dengan ( = )</text:p>
                <text:p>&gt; umur &lt;- 17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7.278cm" svg:x="1.4cm" svg:y="4.914cm" presentation:class="outline" presentation:user-transformed="true">
          <draw:text-box>
            <text:list text:style-name="L2">
              <text:list-item>
                <text:p>Variabel dialokasikan dengan menggunakan tanda panah ( &lt;- ) atau tanda sama dengan ( = )</text:p>
                <text:p>&gt; umur &lt;- 17</text:p>
                <text:p>&gt; “Laki-laki” -&gt; jk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>Variabel dialokasikan dengan menggunakan tanda panah ( &lt;- ) atau tanda sama dengan ( = )</text:p>
                <text:p>&gt; umur &lt;- 17</text:p>
                <text:p>&gt; “Laki-laki” -&gt; jk</text:p>
                <text:p>&gt; nama = “Ahmad Rio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el dialokasikan dengan menggunakan tanda panah ( &lt;- ) atau tanda sama dengan ( = )</text:p>
                <text:p>&gt; umur &lt;- 17</text:p>
                <text:p/>
                <text:p>&gt; “Laki-laki” -&gt; jk</text:p>
                <text:p/>
                <text:p>&gt; nama = “Ahmad Rio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3" draw:layer="layout" svg:width="3.302cm" svg:height="2.032cm" svg:x="3.148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588cm" svg:height="2.032cm" svg:x="3.20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02cm" svg:height="2.032cm" svg:x="9.4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334cm" svg:height="2.032cm" svg:x="21.59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204cm" svg:height="2.032cm" svg:x="21.72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604cm" svg:height="2.032cm" svg:x="7.366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2.032cm" svg:x="3.302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el dialokasikan dengan menggunakan tanda panah ( &lt;- ) atau tanda sama dengan ( = )</text:p>
                <text:p>&gt; umur &lt;- 17</text:p>
                <text:p/>
                <text:p>&gt; “Laki-laki” -&gt; jk</text:p>
                <text:p/>
                <text:p>&gt; nama = “Ahmad Rio”</text:p>
              </text:list-item>
            </text:list>
          </draw:text-box>
        </draw:frame>
        <draw:frame draw:style-name="gr8" draw:text-style-name="P5" draw:layer="layout" svg:width="5.08cm" svg:height="0.962cm" svg:x="22.098cm" svg:y="15.548cm">
          <draw:text-box>
            <text:p>Nama variabel</text:p>
          </draw:text-box>
        </draw:frame>
        <draw:frame draw:style-name="gr8" draw:text-style-name="P5" draw:layer="layout" svg:width="4.826cm" svg:height="0.962cm" svg:x="22.352cm" svg:y="18.088cm">
          <draw:text-box>
            <text:p>Nilai variabel</text:p>
          </draw:text-box>
        </draw:frame>
        <draw:custom-shape draw:style-name="gr9" draw:text-style-name="P4" draw:layer="layout" svg:width="2.086cm" svg:height="2.032cm" svg:x="7.2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kita menggunakan banyak variabel, kadang terlupa variabel apa saja yang sudah digunakan. Untuk melihat daftar variabelnya dapat menggunakan</text:p>
                <text:p><text:span text:style-name="T2">&gt;</text:span> ls()</text:p>
              </text:list-item>
              <text:list-item>
                <text:p>Atau melihat pada window <text:span text:style-name="T2">enviro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pe Data dan Obj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 mensupport tipe data dasar (seperti numerik, karakter, dan boolean) dan juga tipe data bentukan (seperti array, matriks, data frame, dll). </text:p>
              </text:list-item>
              <text:list-item>
                <text:p>Pada dasarnya R memiliki 5 kelas dari objek (yang disebut dengan tipe data atau class) : <text:span text:style-name="T2">character</text:span>, <text:span text:style-name="T2">numeric</text:span>, <text:span text:style-name="T2">integer</text:span>, <text:span text:style-name="T2">complex</text:span>, dan <text:span text:style-name="T2">logical</text:span></text:p>
              </text:list-item>
              <text:list-item>
                <text:p>Tipe data bentukan atau objek yang paling sederhana pada R adalah vektor</text:p>
              </text:list-item>
              <text:list-item>
                <text:p>Objek lainnya mulai dari matriks, list, data frame, juga dapat digunakan sesuai dengan kebutuh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k Tipe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dapat memeriksa tipe data apa yang dimiliki oleh suatu objek dengan menggunakan fungsi <text:span text:style-name="T2">class()</text:span></text:p>
                <text:p>&gt; class(umur)</text:p>
                <text:p>&gt; class(jk)</text:p>
                <text:p>&gt; class(nam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gsi-Fungsi Lain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&gt; edit(a) # Mengedit Objek (tidak mengubah Objek awal)</text:p>
                <text:p>&gt; fix(a) # Memperbaiki Objek</text:p>
                <text:p>&gt; rm(a) # Menghapus Objek</text:p>
                <text:p>&gt; length(a) # Mengetahui banyak anggota Objek</text:p>
                <text:p>&gt; str(a) # Mengetahui struktur Objek</text:p>
                <text:p>&gt; class(a) # Mengetahui kelas atau tipe Objek</text:p>
                <text:p>&gt; names(a) # Mengetahui nama objek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e data numerik (<text:span text:style-name="T2">numeric</text:span>) adalah data yang berupa angka. Tipe data ini banyak digunakan dalam statistik terutama untuk perhitungan.</text:p>
              </text:list-item>
              <text:list-item>
                <text:p>Numerik mewakili bilangan rill</text:p>
              </text:list-item>
              <text:list-item>
                <text:p>Variabel yang bernilai bilangan secara otomatis akan dianggap sebagai objek berkelas numerik</text:p>
              </text:list-item>
              <text:list-item>
                <text:p>Jika ingin spesifik ke bilangan bulat atau bilangan kompleks dapat menambahkan tanda yang sesuai</text:p>
              </text:list-item>
              <text:list-item>
                <text:p>Ada bilangan khusus yang mewakili bilangan tak terhingga, di R disimbolkan dengan <text:span text:style-name="T2">In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Numerik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&gt; a &lt;- 12</text:p>
                <text:p>&gt; b &lt;- -77</text:p>
                <text:p>&gt; c &lt;- 60.5</text:p>
              </text:list-header>
              <text:list-item>
                <text:p>Jika mau diset khusus ke dalam bilangan bulat, tambahkan huruf L dibelakang angkanya :</text:p>
                <text:p>&gt; d &lt;- 25L</text:p>
              </text:list-item>
              <text:list-item>
                <text:p>Jika mau diset sebagai bilangan kompleks, maka bagian imajinernya dituliskan dengan huruf i :</text:p>
                <text:p>&gt; e &lt;- 5 + 2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numerik dapat dioperasikan dengan operasi numerik</text:p>
                <text:list>
                  <text:list-header>
                    <text:p>+<text:tab/>Penjumlahan</text:p>
                    <text:p>-<text:tab/>Pengurangan</text:p>
                    <text:p>*<text:tab/>Perkalian</text:p>
                    <text:p>/<text:tab/>Pembagian</text:p>
                    <text:p>** atau ^<text:tab/><text:tab/>Pangkat</text:p>
                    <text:p>%%<text:tab/>Modulus</text:p>
                    <text:p>%/%<text:tab/>Pembagian integ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er &lt; Numerik &lt; Kompleks</text:p>
              </text:list-item>
              <text:list-item>
                <text:p>Jika yang dioperasikan dari dua tipe yang berbeda, otomatis akan dinaikkan ke tipe yang lebih tinggi</text:p>
                <text:p>&gt; 5 + 12L</text:p>
                <text:p>&gt; 9.1 + (3 - 2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Numerik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R juga menyiapkan fungsi-fungsi yang umum digunakan sebagai fungsi bawaan (built-in), diantaranya</text:p>
                <text:list>
                  <text:list-item>
                    <text:p>abs()</text:p>
                  </text:list-item>
                  <text:list-item>
                    <text:p>sqrt()</text:p>
                  </text:list-item>
                  <text:list-item>
                    <text:p>ceiling()</text:p>
                  </text:list-item>
                  <text:list-item>
                    <text:p>floor()</text:p>
                  </text:list-item>
                  <text:list-item>
                    <text:p>trunc()</text:p>
                  </text:list-item>
                  <text:list-item>
                    <text:p>round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rakte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Tipe data karakter (<text:span text:style-name="T2">character</text:span>) digunakan untuk menuliskan sesuatu yang tidak dioperasikan secara numerik, meskipun berupa angka (contoh : nama, kelas, nomor induk, dll)</text:p>
              </text:list-item>
              <text:list-item>
                <text:p>Bisa dituliskan berupa data tunggal ataupun vektor (beberapa data bersamaan dalam satu variabel)</text:p>
              </text:list-item>
              <text:list-item>
                <text:p>Penulisan karakter dilakukan dengan diapit tanda petik satu atau petik du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“a” </text:p>
                <text:p>&gt; b &lt;- character(“a”, “b”, “c”)</text:p>
                <text:p>&gt; c &lt;- c(“Avanza”, “Xenia”, “Ertiga”, “Mobilio”)</text:p>
                <text:p>&gt; d &lt;- character(length=0) #empty charac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Karak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pengolahan data berupa karakter, R juga menyediakan fungsi bawaan, diantaranya</text:p>
                <text:list>
                  <text:list-item>
                    <text:p>paste()</text:p>
                  </text:list-item>
                  <text:list-item>
                    <text:p>substr()</text:p>
                  </text:list-item>
                  <text:list-item>
                    <text:p>strsplit()</text:p>
                  </text:list-item>
                  <text:list-item>
                    <text:p>toupper()</text:p>
                  </text:list-item>
                  <text:list-item>
                    <text:p>tolowe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k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e data logikal (<text:span text:style-name="T2">logical</text:span>) atau sering disebut boolean (dari nama George Boole, seorang matematikawan yang memformulasikan logika dalam aljabar) adalah tipe data yang mempunyai 2 nilai : Benar atau Salah</text:p>
              </text:list-item>
              <text:list-item>
                <text:p>Nilai Benar Salah dapat direpresentasikan dengan beberapa macam :</text:p>
                <text:list>
                  <text:list-item>
                    <text:p>TRUE dan FALSE</text:p>
                  </text:list-item>
                  <text:list-item>
                    <text:p>T dan F</text:p>
                  </text:list-item>
                  <text:list-item>
                    <text:p>1 dan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T</text:p>
                <text:p>&gt; b &lt;- TRUE</text:p>
                <text:p>&gt; c &lt;- 1 # akan tercatat sebagai tipe numerik</text:p>
                <text:p>&gt; d &lt;- F</text:p>
                <text:p>&gt; e &lt;- FALSE</text:p>
                <text:p>&gt; f &lt;- as.logical(0) # tercatat sebagai logic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Logika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Konjungsi (dan)</text:p>
                <text:list>
                  <text:list-header>
                    <text:p>&gt; a &amp; f <text:tab/><text:tab/># vectorized</text:p>
                    <text:p>&gt; b &amp;&amp; e<text:tab/># mengevaluasi nilai pertamanya saja</text:p>
                  </text:list-header>
                </text:list>
              </text:list-item>
              <text:list-item>
                <text:p>Disjungsi (atau)</text:p>
                <text:list>
                  <text:list-header>
                    <text:p>&gt; c | d <text:tab/><text:tab/># vectorized</text:p>
                    <text:p>&gt; a || b<text:tab/><text:tab/># mengevaluasi nilai pertamanya saja</text:p>
                  </text:list-header>
                </text:list>
              </text:list-item>
              <text:list-item>
                <text:p>Negasi (tidak)</text:p>
                <text:list>
                  <text:list-header>
                    <text:p>&gt; !c</text:p>
                    <text:p>&gt; !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c(T,T,F,F)</text:p>
                <text:p>&gt; b &lt;- c(T,F,T,F)</text:p>
                <text:p>&gt; a&amp;b</text:p>
                <text:p><text:span text:style-name="T3">[1] TRUE</text:span><text:span text:style-name="T3"><text:tab/></text:span><text:span text:style-name="T3">FALSE</text:span><text:span text:style-name="T3"><text:tab/></text:span><text:span text:style-name="T3">FALSE</text:span><text:span text:style-name="T3"><text:tab/></text:span><text:span text:style-name="T3">FALSE</text:span></text:p>
                <text:p>&gt; a&amp;&amp;b</text:p>
                <text:p><text:span text:style-name="T3">[1] TRUE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a digunakan meski ukuran vektornya berbeda, asalkan berupa kelipatannya</text:p>
                <text:p>&gt; c = c(T,F)</text:p>
                <text:p>&gt; a|c</text:p>
                <text:p><text:span text:style-name="T3">[1] TRUE</text:span><text:span text:style-name="T3"><text:tab/></text:span><text:span text:style-name="T3">TRUE</text:span><text:span text:style-name="T3"><text:tab/></text:span><text:span text:style-name="T3">TRUE</text:span><text:span text:style-name="T3"><text:tab/></text:span><text:span text:style-name="T3">FAL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Logika (Komparas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gt;<text:tab/><text:tab/><text:tab/>Lebih besar dari</text:p>
              </text:list-item>
              <text:list-item>
                <text:p>&gt;=<text:tab/><text:tab/>Lebih besar atau sama dengan</text:p>
              </text:list-item>
              <text:list-item>
                <text:p>&lt;<text:tab/><text:tab/><text:tab/>Lebih kecil dari</text:p>
              </text:list-item>
              <text:list-item>
                <text:p>&lt;=<text:tab/><text:tab/>Lebih kecil atau sama dengan</text:p>
              </text:list-item>
              <text:list-item>
                <text:p>==<text:tab/><text:tab/>Sama dengan</text:p>
              </text:list-item>
              <text:list-item>
                <text:p>!=<text:tab/><text:tab/><text:tab/>Tidak sama deng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Vektor adalah sekumpulan data yang memiliki tipe data yang sama</text:p>
              </text:list-item>
              <text:list-item>
                <text:p>Anggota dari vektor secara resminya disebut sebagai komponen (components)</text:p>
              </text:list-item>
              <text:list-item>
                <text:p>Vektor kosong bisa dideklarasikan menggunakan fungsi <text:span text:style-name="T2">vector()</text:span></text:p>
              </text:list-item>
              <text:list-item>
                <text:p>Vektor bisa dideklarasikan menggunakan fungsi <text:span text:style-name="T2">c(</text:span>&lt;anggota&gt;<text:span text:style-name="T2">)</text:span></text:p>
                <text:p>&gt; hari = c(“Ahad”, “Senin”, “Selasa”, “Rabu”, “Kamis”, “Jumat”, “Sabtu”) # vektor bertipe karakter</text:p>
              </text:list-item>
              <text:list-item>
                <text:p>Banyak komponen pada vektor dapat diperiksa dengan menggunakan fungsi <text:span text:style-name="T2">length()</text:span></text:p>
                <text:p>&gt; length(hari)</text:p>
                <text:p><text:span text:style-name="T3">[1] 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Index dimulai dari 1 sampai panjang vektornya</text:p>
              </text:list-item>
              <text:list-item>
                <text:p>Kita bisa mengakses anggota vektor pada urutan tertentu dengan menggunakan tanda kurung siku</text:p>
                <text:p>&gt; hari[3]</text:p>
                <text:p><text:span text:style-name="T3">[1] “Selasa”</text:span></text:p>
              </text:list-item>
              <text:list-item>
                <text:p>Bisa juga mengakses beberapa anggota sekaligus dengan menggunakan titik dua (:)</text:p>
                <text:p>&gt; hari[3:5]</text:p>
                <text:p><text:span text:style-name="T3">[1] “Selasa”</text:span><text:span text:style-name="T3"><text:tab/></text:span><text:span text:style-name="T3">“Rabu”</text:span><text:span text:style-name="T3"><text:tab/></text:span><text:span text:style-name="T3">“Kamis”</text:span></text:p>
              </text:list-item>
              <text:list-item>
                <text:p>Indeks yang di luar batas akan menghasilkan nilai <text:span text:style-name="T2">N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Indeks negatif digunakan untuk mengeluarkan anggota vektor pada indeks tersebut</text:p>
                <text:p>&gt; hari[-5]</text:p>
                <text:p><text:span text:style-name="T3">[1] “Ahad” “Senin” “Selasa” “Rabu” “Jumat”</text:span><text:span text:style-name="T3"><text:tab/></text:span><text:span text:style-name="T3"><text:line-break/></text:span><text:span text:style-name="T3">[6] “Sabtu”</text:span></text:p>
                <text:p>&gt; hari[-4:0]</text:p>
                <text:p><text:span text:style-name="T3">[1] “Kamis” “Jumat” “Sabtu”</text:span></text:p>
                <text:p>&gt; hari[-2:-6]</text:p>
                <text:p><text:span text:style-name="T3">[1] “Ahad” “Sabtu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ks Vektor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buah vektor dapat dibuat dengan sebuah vektor numerik sebagai indeksnya. </text:p>
              </text:list-item>
              <text:list-item>
                <text:p>Nilai dari vektor numerik tersebut menjadi indeks yang akan diambil oleh vektornya.</text:p>
                <text:p>&gt; hari [c(1,3,5)]</text:p>
                <text:p><text:span text:style-name="T3">[1] “Ahad” “Selasa” “Kami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 Logik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ain vektor numerik, vektor logikal juga dapat digunakan sebagai indeks pemanggilan anggota vektor</text:p>
              </text:list-item>
              <text:list-item>
                <text:p>Nilai anggota vektornya akan ditampilkan jika nilai vektor logikalnya <text:span text:style-name="T2">TRUE</text:span></text:p>
              </text:list-item>
              <text:list-item>
                <text:p>Jika ukuran vektor logikal lebih besar maka ada kemungkinan menampilkan hasil yang di luar batas (<text:span text:style-name="T2">NA</text:span>)</text:p>
              </text:list-item>
              <text:list-item>
                <text:p>Jika ukuran vektor logikal lebih kecil, maka setelah sampai batas ukuran vektor logikalnya, komputer akan memeriksa kembali ke indeks pertama vektor logikalnya (aturan penggunaan kembal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 Logik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veklog1 = c(T,T,F,F,T,F,T)</text:p>
                <text:p>&gt; veklog2 = c(F,F,T,T,F,T,F,T,T,F)</text:p>
                <text:p>&gt; veklog3 = c(T,F,T,T)</text:p>
                <text:p>&gt; hari[veklog1]</text:p>
                <text:p>&gt; hari[veklog2]</text:p>
                <text:p>&gt; hari[veklog3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ubah Isi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i vektor dapat diubah dengan cara memanggil indeksnya dan diisi dengan nilai yang baru seperti mengisikan nilai variabel</text:p>
                <text:p>&gt; hari[6]</text:p>
                <text:p><text:span text:style-name="T3">[1] “Jumat”</text:span></text:p>
                <text:p>&gt; hari[6] &lt;- “Jum’at” # mengedit nilai </text:p>
                <text:p>&gt; hari[6]</text:p>
                <text:p><text:span text:style-name="T3">[1] “Jum’a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gabungkan Vek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ua vektor yang bertipe sama dapat digabungkan dengan fungsi <text:span text:style-name="T2">c()</text:span></text:p>
              </text:list-item>
              <text:list-item>
                <text:p>Jika tipenya berbeda, maka akan diubah ke tipe yang paling tinggi (yang mencakup lebih luas)</text:p>
                <text:p>&gt; angka = c(0,2,1,8,7,7)</text:p>
                <text:p>&gt; benda = c(“kursi”, “meja”, “proyektor”)</text:p>
                <text:p>&gt; campur = c(angka, ben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ibut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iap objek pada R dapat memiliki atribut :</text:p>
                <text:list>
                  <text:list-item>
                    <text:p>Nama (names atau dimnames)</text:p>
                  </text:list-item>
                  <text:list-item>
                    <text:p>Dimensi (dim)</text:p>
                  </text:list-item>
                  <text:list-item>
                    <text:p>Kelas (class)</text:p>
                  </text:list-item>
                  <text:list-item>
                    <text:p>Panjang (length)</text:p>
                  </text:list-item>
                  <text:list-item>
                    <text:p>Metadata lain yang diatur sendiri oleh user </text:p>
                  </text:list-item>
                </text:list>
              </text:list-item>
              <text:list-item>
                <text:p>Vektor tidak memiliki dimnames dan d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mponen Vektor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bisa memberi nama pada anggota vektor. Misalkan vektor yang kita punya digunakan untuk menyimpan struktur : </text:p>
                <text:list>
                  <text:list-item>
                    <text:p>nama (nama depan), </text:p>
                  </text:list-item>
                  <text:list-item>
                    <text:p>marga (nama belakang), dan </text:p>
                  </text:list-item>
                  <text:list-item>
                    <text:p>kota (kota kelahiran)</text:p>
                    <text:p/>
                  </text:list-item>
                </text:list>
                <text:p>&gt; a &lt;- c(“Ahmad”, “Rio”, “Pekalongan”)</text:p>
                <text:p>&gt; names(a) = c(“nama”, “marga”, “kota”)</text:p>
              </text:list-item>
              <text:list-item>
                <text:p>Kita bisa memanggil anggota vektornya berdasarkan namanya</text:p>
                <text:p>&gt; a[“kota”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ktor berkelas numerik dapat dioperasikan layaknya tipe data numerik</text:p>
              </text:list-item>
              <text:list-item>
                <text:p>Jika sebuah vektor dioperasikan dengan skalar, maka hasilnya adalah sebuah vektor baru yang berisi hasil operasi anggota vektor tersebut dengan skalar</text:p>
              </text:list-item>
              <text:list-item>
                <text:p>Jika sebuah vektor dioperasikan dengan vektor lain, hasilnya adalah hasil operasi elementwise (per anggo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c(1,2,3,4,5)</text:p>
                <text:p>&gt; b &lt;- c(4,7,3,1,8)</text:p>
              </text:list-header>
              <text:list-item>
                <text:p>Coba perhatikan hasil dari </text:p>
                <text:p>&gt; 5*a</text:p>
                <text:p>&gt; a+b</text:p>
                <text:p>&gt; b*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uran Penggunaan Kemba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tilahnya <text:span text:style-name="T2">Recycling Rule</text:span></text:p>
              </text:list-item>
              <text:list-item>
                <text:p>Jika panjang vektornya berbeda, vektor yang lebih pendek akan digunakan kembali sesuai dengan panjang vektor yang panjang.</text:p>
                <text:p>&gt; c &lt;- c(1,9,6) # panjangnya berbeda dengan a</text:p>
                <text:p>&gt; c-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Pada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rting</text:p>
                <text:p>&gt; sort(a, decreasing = FALSE)</text:p>
              </text:list-item>
              <text:list-item>
                <text:p>Mencari nilai minimum atau maksimum</text:p>
                <text:p>&gt; min(a)</text:p>
                <text:p>&gt; max(a)</text:p>
              </text:list-item>
              <text:list-item>
                <text:p>Menjumlahkan seluruh anggota (khusus numerik)</text:p>
                <text:p>&gt; sum(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Statistik Pada Vektor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tuk vektor numerik atau logikal, kita bisa memeriksa vektornya secara statistik sederhana</text:p>
                <text:p>&gt; mean(a)</text:p>
                <text:p>&gt; sd(a)</text:p>
                <text:p>&gt; median(a)</text:p>
                <text:p>&gt; quantile(a)</text:p>
              </text:list-item>
              <text:list-item>
                <text:p>Atau dengan menggunakan</text:p>
                <text:p>&gt; summary(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Statistik Pada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summary, untuk menampilkan beberapa nilai statistik sekaligus dapat menggunakan</text:p>
                <text:list>
                  <text:list-item>
                    <text:p>fivenum(a)</text:p>
                  </text:list-item>
                  <text:list-item>
                    <text:p>describe(a) dari package Hmisc</text:p>
                  </text:list-item>
                  <text:list-item>
                    <text:p>stat.desc(a) dari package pastecs</text:p>
                  </text:list-item>
                  <text:list-item>
                    <text:p>Dll</text:p>
                  </text:list-item>
                </text:list>
              </text:list-item>
              <text:list-item>
                <text:p>Menginstall paket baru (misalnya <text:span text:style-name="T2">Hmisc</text:span>) dapat menggunakan </text:p>
                <text:p>&gt; install.packages(“Hmisc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 dan Fungsi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Membuat vektor integer berurut</text:p>
                <text:p>&gt; a = 1:100</text:p>
              </text:list-item>
              <text:list-item>
                <text:p>Membuat vektor numerik berupa barisan</text:p>
                <text:p>&gt; a = seq(1,100, 2.5) # barisan aritmatik</text:p>
                <text:p>&gt; a = rep(1,100)<text:tab/># vektor dengan anggota sama</text:p>
              </text:list-item>
              <text:list-item>
                <text:p>Vektor abjad (a s.d. z)</text:p>
                <text:p>&gt; letters</text:p>
                <text:p>&gt; LET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6:12:34.281385137</meta:creation-date>
    <dc:date>2018-02-18T09:18:04.270069771</dc:date>
    <meta:editing-duration>PT9H14M38S</meta:editing-duration>
    <meta:editing-cycles>21</meta:editing-cycles>
    <meta:generator>LibreOffice/5.1.6.2$Linux_X86_64 LibreOffice_project/10m0$Build-2</meta:generator>
    <meta:document-statistic meta:object-count="199"/>
  </office:meta>
</office:document-meta>
</file>